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3f20" officeooo:paragraph-rsid="000ba3ff"/>
    </style:style>
    <style:style style:name="P2" style:family="paragraph" style:parent-style-name="Standard">
      <style:text-properties officeooo:rsid="000ba3ff" officeooo:paragraph-rsid="000ba3ff"/>
    </style:style>
    <style:style style:name="P3" style:family="paragraph" style:parent-style-name="Standard">
      <style:text-properties officeooo:rsid="000d4bb4" officeooo:paragraph-rsid="000d4bb4"/>
    </style:style>
    <style:style style:name="P4" style:family="paragraph" style:parent-style-name="Standard">
      <style:text-properties officeooo:rsid="000d4bb4" officeooo:paragraph-rsid="000e7f01"/>
    </style:style>
    <style:style style:name="P5" style:family="paragraph" style:parent-style-name="Standard">
      <style:paragraph-properties fo:text-align="center" style:justify-single-word="false"/>
      <style:text-properties officeooo:rsid="000e7f01" officeooo:paragraph-rsid="000e7f01"/>
    </style:style>
    <style:style style:name="P6" style:family="paragraph" style:parent-style-name="Standard">
      <style:text-properties officeooo:rsid="000e7f01" officeooo:paragraph-rsid="000e7f01"/>
    </style:style>
    <style:style style:name="T1" style:family="text">
      <style:text-properties officeooo:rsid="000ba3ff"/>
    </style:style>
    <style:style style:name="T2" style:family="text">
      <style:text-properties officeooo:rsid="000e7f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MERICAN REVOLUTION (1776-1783)</text:p>
      <text:p text:style-name="P1"/>
      <text:p text:style-name="P1"/>
      <text:p text:style-name="P1"/>
      <text:p text:style-name="P1">When George III came to the throne, The american colonies were rich and well populated, but the relationship with the mother country altered when British Government try to impose strict control on the colonies with their governors, and moreover Great Britain wanted to tax her colonies, but the principle of colonies was "No taxation without rappresentation", <text:span text:style-name="T1">because they wanted to be rappresentated in the British Parliament.</text:span></text:p>
      <text:p text:style-name="P2">The war began in 1775 and at the command of american's colonies was George Washington (the first president of USA, in 1789).</text:p>
      <text:p text:style-name="P3">On July 4, 1776 the Declaration of Indipendence, drawn up by thomas Jefferson, was approved.</text:p>
      <text:p text:style-name="P4">It stated that all men are born equal <text:span text:style-name="T2">with</text:span> the same rights.</text:p>
      <text:p text:style-name="P6">Bejamin Franklin went to Paris to search support for the American cause. He succeeded (ci è riuscito) and France and Spain sent an army to America.</text:p>
      <text:p text:style-name="P4"><text:span text:style-name="T2">With the Threaty of Versailles (1783) Great Britain accepted American indipenden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21S</meta:editing-duration>
    <meta:editing-cycles>4</meta:editing-cycles>
    <meta:generator>LibreOffice/5.2.1.2$Windows_x86 LibreOffice_project/31dd62db80d4e60af04904455ec9c9219178d620</meta:generator>
    <dc:date>2017-09-24T18:03:07.881000000</dc:date>
    <meta:document-statistic meta:table-count="0" meta:image-count="0" meta:object-count="0" meta:page-count="1" meta:paragraph-count="7" meta:word-count="155" meta:character-count="964" meta:non-whitespace-character-count="815"/>
    <meta:user-defined meta:name="Info 1"/>
    <meta:user-defined meta:name="Info 2"/>
    <meta:user-defined meta:name="Info 3"/>
    <meta:user-defined meta:name="Info 4"/>
  </office:meta>
</office:document-meta>
</file>